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Quotations">
      <style:paragraph-properties fo:margin-left="0in" fo:margin-right="0.3937in" fo:text-indent="0in" style:auto-text-indent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ext_20_body" style:list-style-name="L16"/>
    <style:style style:name="P4" style:family="paragraph" style:parent-style-name="Text_20_body" style:list-style-name="L18"/>
    <style:style style:name="P5" style:family="paragraph" style:parent-style-name="Text_20_body" style:list-style-name="L19"/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Text_20_body" style:list-style-name="L6">
      <style:paragraph-properties fo:margin-top="0in" fo:margin-bottom="0in"/>
    </style:style>
    <style:style style:name="P12" style:family="paragraph" style:parent-style-name="Text_20_body" style:list-style-name="L7">
      <style:paragraph-properties fo:margin-top="0in" fo:margin-bottom="0in"/>
    </style:style>
    <style:style style:name="P13" style:family="paragraph" style:parent-style-name="Text_20_body" style:list-style-name="L8">
      <style:paragraph-properties fo:margin-top="0in" fo:margin-bottom="0in"/>
    </style:style>
    <style:style style:name="P14" style:family="paragraph" style:parent-style-name="Text_20_body" style:list-style-name="L9">
      <style:paragraph-properties fo:margin-top="0in" fo:margin-bottom="0in"/>
    </style:style>
    <style:style style:name="P15" style:family="paragraph" style:parent-style-name="Text_20_body" style:list-style-name="L10">
      <style:paragraph-properties fo:margin-top="0in" fo:margin-bottom="0in"/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Text_20_body" style:list-style-name="L13">
      <style:paragraph-properties fo:margin-top="0in" fo:margin-bottom="0in"/>
    </style:style>
    <style:style style:name="P19" style:family="paragraph" style:parent-style-name="Text_20_body" style:list-style-name="L14">
      <style:paragraph-properties fo:margin-top="0in" fo:margin-bottom="0in"/>
    </style:style>
    <style:style style:name="P20" style:family="paragraph" style:parent-style-name="Text_20_body" style:list-style-name="L15">
      <style:paragraph-properties fo:margin-top="0in" fo:margin-bottom="0in"/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20">
      <style:paragraph-properties fo:margin-top="0in" fo:margin-bottom="0in"/>
    </style:style>
    <style:style style:name="P23" style:family="paragraph" style:parent-style-name="Text_20_body" style:list-style-name="L21">
      <style:paragraph-properties fo:margin-top="0in" fo:margin-bottom="0in"/>
    </style:style>
    <style:style style:name="P24" style:family="paragraph" style:parent-style-name="Text_20_body" style:list-style-name="L22">
      <style:paragraph-properties fo:margin-top="0in" fo:margin-bottom="0in"/>
    </style:style>
    <style:style style:name="P25" style:family="paragraph" style:parent-style-name="Preformatted_20_Text" style:list-style-name="L1"/>
    <style:style style:name="P26" style:family="paragraph" style:parent-style-name="Preformatted_20_Text" style:list-style-name="L2"/>
    <style:style style:name="P27" style:family="paragraph" style:parent-style-name="Preformatted_20_Text" style:list-style-name="L3"/>
    <style:style style:name="P28" style:family="paragraph" style:parent-style-name="Preformatted_20_Text" style:list-style-name="L4"/>
    <style:style style:name="P29" style:family="paragraph" style:parent-style-name="Preformatted_20_Text" style:list-style-name="L11"/>
    <style:style style:name="P30" style:family="paragraph" style:parent-style-name="Preformatted_20_Text" style:list-style-name="L19"/>
    <style:style style:name="P31" style:family="paragraph" style:parent-style-name="Preformatted_20_Text" style:list-style-name="L21"/>
    <style:style style:name="P32" style:family="paragraph" style:parent-style-name="Preformatted_20_Text" style:list-style-name="L22"/>
    <style:style style:name="P33" style:family="paragraph" style:parent-style-name="Preformatted_20_Text" style:list-style-name="L1">
      <style:paragraph-properties fo:margin-top="0in" fo:margin-bottom="0.1965in"/>
    </style:style>
    <style:style style:name="P34" style:family="paragraph" style:parent-style-name="Preformatted_20_Text" style:list-style-name="L2">
      <style:paragraph-properties fo:margin-top="0in" fo:margin-bottom="0.1965in"/>
    </style:style>
    <style:style style:name="P35" style:family="paragraph" style:parent-style-name="Preformatted_20_Text" style:list-style-name="L3">
      <style:paragraph-properties fo:margin-top="0in" fo:margin-bottom="0.1965in"/>
    </style:style>
    <style:style style:name="P36" style:family="paragraph" style:parent-style-name="Preformatted_20_Text" style:list-style-name="L4">
      <style:paragraph-properties fo:margin-top="0in" fo:margin-bottom="0.1965in"/>
    </style:style>
    <style:style style:name="P37" style:family="paragraph" style:parent-style-name="Preformatted_20_Text" style:list-style-name="L5">
      <style:paragraph-properties fo:margin-top="0in" fo:margin-bottom="0.1965in"/>
    </style:style>
    <style:style style:name="P38" style:family="paragraph" style:parent-style-name="Preformatted_20_Text" style:list-style-name="L6">
      <style:paragraph-properties fo:margin-top="0in" fo:margin-bottom="0.1965in"/>
    </style:style>
    <style:style style:name="P39" style:family="paragraph" style:parent-style-name="Preformatted_20_Text" style:list-style-name="L7">
      <style:paragraph-properties fo:margin-top="0in" fo:margin-bottom="0.1965in"/>
    </style:style>
    <style:style style:name="P40" style:family="paragraph" style:parent-style-name="Preformatted_20_Text" style:list-style-name="L8">
      <style:paragraph-properties fo:margin-top="0in" fo:margin-bottom="0.1965in"/>
    </style:style>
    <style:style style:name="P41" style:family="paragraph" style:parent-style-name="Preformatted_20_Text" style:list-style-name="L9">
      <style:paragraph-properties fo:margin-top="0in" fo:margin-bottom="0.1965in"/>
    </style:style>
    <style:style style:name="P42" style:family="paragraph" style:parent-style-name="Preformatted_20_Text" style:list-style-name="L10">
      <style:paragraph-properties fo:margin-top="0in" fo:margin-bottom="0.1965in"/>
    </style:style>
    <style:style style:name="P43" style:family="paragraph" style:parent-style-name="Preformatted_20_Text" style:list-style-name="L11">
      <style:paragraph-properties fo:margin-top="0in" fo:margin-bottom="0.1965in"/>
    </style:style>
    <style:style style:name="P44" style:family="paragraph" style:parent-style-name="Preformatted_20_Text" style:list-style-name="L12">
      <style:paragraph-properties fo:margin-top="0in" fo:margin-bottom="0.1965in"/>
    </style:style>
    <style:style style:name="P45" style:family="paragraph" style:parent-style-name="Preformatted_20_Text" style:list-style-name="L13">
      <style:paragraph-properties fo:margin-top="0in" fo:margin-bottom="0.1965in"/>
    </style:style>
    <style:style style:name="P46" style:family="paragraph" style:parent-style-name="Preformatted_20_Text" style:list-style-name="L14">
      <style:paragraph-properties fo:margin-top="0in" fo:margin-bottom="0.1965in"/>
    </style:style>
    <style:style style:name="P47" style:family="paragraph" style:parent-style-name="Preformatted_20_Text" style:list-style-name="L15">
      <style:paragraph-properties fo:margin-top="0in" fo:margin-bottom="0.1965in"/>
    </style:style>
    <style:style style:name="P48" style:family="paragraph" style:parent-style-name="Preformatted_20_Text" style:list-style-name="L16">
      <style:paragraph-properties fo:margin-top="0in" fo:margin-bottom="0.1965in"/>
    </style:style>
    <style:style style:name="P49" style:family="paragraph" style:parent-style-name="Preformatted_20_Text" style:list-style-name="L17">
      <style:paragraph-properties fo:margin-top="0in" fo:margin-bottom="0.1965in"/>
    </style:style>
    <style:style style:name="P50" style:family="paragraph" style:parent-style-name="Preformatted_20_Text" style:list-style-name="L18">
      <style:paragraph-properties fo:margin-top="0in" fo:margin-bottom="0.1965in"/>
    </style:style>
    <style:style style:name="P51" style:family="paragraph" style:parent-style-name="Preformatted_20_Text" style:list-style-name="L19">
      <style:paragraph-properties fo:margin-top="0in" fo:margin-bottom="0.1965in"/>
    </style:style>
    <style:style style:name="P52" style:family="paragraph" style:parent-style-name="Preformatted_20_Text" style:list-style-name="L20">
      <style:paragraph-properties fo:margin-top="0in" fo:margin-bottom="0.1965in"/>
    </style:style>
    <style:style style:name="P53" style:family="paragraph" style:parent-style-name="Preformatted_20_Text" style:list-style-name="L21">
      <style:paragraph-properties fo:margin-top="0in" fo:margin-bottom="0.1965in"/>
    </style:style>
    <style:style style:name="P54" style:family="paragraph" style:parent-style-name="Preformatted_20_Text" style:list-style-name="L22">
      <style:paragraph-properties fo:margin-top="0in" fo:margin-bottom="0.1965in"/>
    </style:style>
    <style:style style:name="P55" style:family="paragraph" style:parent-style-name="List_20_Contents" style:list-style-name="L1"/>
    <style:style style:name="P56" style:family="paragraph" style:parent-style-name="List_20_Contents" style:list-style-name="L4"/>
    <style:style style:name="P57" style:family="paragraph" style:parent-style-name="List_20_Contents" style:list-style-name="L5"/>
    <style:style style:name="P58" style:family="paragraph" style:parent-style-name="List_20_Contents" style:list-style-name="L11"/>
    <style:style style:name="P59" style:family="paragraph" style:parent-style-name="List_20_Contents" style:list-style-name="L12"/>
    <style:style style:name="P60" style:family="paragraph" style:parent-style-name="List_20_Contents" style:list-style-name="L13"/>
    <style:style style:name="P61" style:family="paragraph" style:parent-style-name="List_20_Contents" style:list-style-name="L14"/>
    <style:style style:name="P62" style:family="paragraph" style:parent-style-name="List_20_Contents" style:list-style-name="L15"/>
    <style:style style:name="P63" style:family="paragraph" style:parent-style-name="List_20_Contents" style:list-style-name="L16"/>
    <style:style style:name="P64" style:family="paragraph" style:parent-style-name="List_20_Contents" style:list-style-name="L18"/>
    <style:style style:name="P65" style:family="paragraph" style:parent-style-name="List_20_Contents" style:list-style-name="L19"/>
    <style:style style:name="P66" style:family="paragraph" style:parent-style-name="List_20_Contents" style:list-style-name="L21"/>
    <style:style style:name="P67" style:family="paragraph" style:parent-style-name="List_20_Contents" style:list-style-name="L22"/>
    <style:style style:name="P68" style:family="paragraph" style:parent-style-name="List_20_Contents" style:list-style-name="L1">
      <style:paragraph-properties fo:margin-top="0in" fo:margin-bottom="0.1965in"/>
    </style:style>
    <style:style style:name="P69" style:family="paragraph" style:parent-style-name="List_20_Contents" style:list-style-name="L2">
      <style:paragraph-properties fo:margin-top="0in" fo:margin-bottom="0.1965in"/>
    </style:style>
    <style:style style:name="P70" style:family="paragraph" style:parent-style-name="List_20_Contents" style:list-style-name="L3">
      <style:paragraph-properties fo:margin-top="0in" fo:margin-bottom="0.1965in"/>
    </style:style>
    <style:style style:name="P71" style:family="paragraph" style:parent-style-name="List_20_Contents" style:list-style-name="L4">
      <style:paragraph-properties fo:margin-top="0in" fo:margin-bottom="0.1965in"/>
    </style:style>
    <style:style style:name="P72" style:family="paragraph" style:parent-style-name="List_20_Contents" style:list-style-name="L5">
      <style:paragraph-properties fo:margin-top="0in" fo:margin-bottom="0.1965in"/>
    </style:style>
    <style:style style:name="P73" style:family="paragraph" style:parent-style-name="List_20_Contents" style:list-style-name="L6">
      <style:paragraph-properties fo:margin-top="0in" fo:margin-bottom="0.1965in"/>
    </style:style>
    <style:style style:name="P74" style:family="paragraph" style:parent-style-name="List_20_Contents" style:list-style-name="L7">
      <style:paragraph-properties fo:margin-top="0in" fo:margin-bottom="0.1965in"/>
    </style:style>
    <style:style style:name="P75" style:family="paragraph" style:parent-style-name="List_20_Contents" style:list-style-name="L9">
      <style:paragraph-properties fo:margin-top="0in" fo:margin-bottom="0.1965in"/>
    </style:style>
    <style:style style:name="P76" style:family="paragraph" style:parent-style-name="List_20_Contents" style:list-style-name="L10">
      <style:paragraph-properties fo:margin-top="0in" fo:margin-bottom="0.1965in"/>
    </style:style>
    <style:style style:name="P77" style:family="paragraph" style:parent-style-name="List_20_Contents" style:list-style-name="L11">
      <style:paragraph-properties fo:margin-top="0in" fo:margin-bottom="0.1965in"/>
    </style:style>
    <style:style style:name="P78" style:family="paragraph" style:parent-style-name="List_20_Contents" style:list-style-name="L12">
      <style:paragraph-properties fo:margin-top="0in" fo:margin-bottom="0.1965in"/>
    </style:style>
    <style:style style:name="P79" style:family="paragraph" style:parent-style-name="List_20_Contents" style:list-style-name="L13">
      <style:paragraph-properties fo:margin-top="0in" fo:margin-bottom="0.1965in"/>
    </style:style>
    <style:style style:name="P80" style:family="paragraph" style:parent-style-name="List_20_Contents" style:list-style-name="L14">
      <style:paragraph-properties fo:margin-top="0in" fo:margin-bottom="0.1965in"/>
    </style:style>
    <style:style style:name="P81" style:family="paragraph" style:parent-style-name="List_20_Contents" style:list-style-name="L15">
      <style:paragraph-properties fo:margin-top="0in" fo:margin-bottom="0.1965in"/>
    </style:style>
    <style:style style:name="P82" style:family="paragraph" style:parent-style-name="List_20_Contents" style:list-style-name="L16">
      <style:paragraph-properties fo:margin-top="0in" fo:margin-bottom="0.1965in"/>
    </style:style>
    <style:style style:name="P83" style:family="paragraph" style:parent-style-name="List_20_Contents" style:list-style-name="L17">
      <style:paragraph-properties fo:margin-top="0in" fo:margin-bottom="0.1965in"/>
    </style:style>
    <style:style style:name="P84" style:family="paragraph" style:parent-style-name="List_20_Contents" style:list-style-name="L18">
      <style:paragraph-properties fo:margin-top="0in" fo:margin-bottom="0.1965in"/>
    </style:style>
    <style:style style:name="P85" style:family="paragraph" style:parent-style-name="List_20_Contents" style:list-style-name="L19">
      <style:paragraph-properties fo:margin-top="0in" fo:margin-bottom="0.1965in"/>
    </style:style>
    <style:style style:name="P86" style:family="paragraph" style:parent-style-name="List_20_Contents" style:list-style-name="L20">
      <style:paragraph-properties fo:margin-top="0in" fo:margin-bottom="0.1965in"/>
    </style:style>
    <style:style style:name="P87" style:family="paragraph" style:parent-style-name="List_20_Contents" style:list-style-name="L21">
      <style:paragraph-properties fo:margin-top="0in" fo:margin-bottom="0.1965in"/>
    </style:style>
    <style:style style:name="P88" style:family="paragraph" style:parent-style-name="List_20_Contents" style:list-style-name="L22">
      <style:paragraph-properties fo:margin-top="0in" fo:margin-bottom="0.1965in"/>
    </style:style>
    <style:style style:name="P89" style:family="paragraph" style:parent-style-name="Heading_20_4">
      <style:text-properties style:text-underline-style="none"/>
    </style:style>
    <style:style style:name="P90" style:family="paragraph" style:parent-style-name="Heading_20_4" style:list-style-name="L13"/>
    <style:style style:name="P91" style:family="paragraph" style:parent-style-name="Heading_20_4">
      <style:paragraph-properties fo:margin-top="0in" fo:margin-bottom="0.1965in"/>
    </style:style>
    <style:style style:name="P92" style:family="paragraph" style:parent-style-name="Heading_20_4">
      <style:paragraph-properties fo:margin-left="0in" fo:margin-right="0in" fo:margin-top="0in" fo:margin-bottom="0.1965in" fo:text-indent="0in" style:auto-text-indent="false"/>
    </style:style>
    <style:style style:name="P93" style:family="paragraph" style:parent-style-name="List_20_Heading" style:list-style-name="L1"/>
    <style:style style:name="P94" style:family="paragraph" style:parent-style-name="List_20_Heading" style:list-style-name="L2"/>
    <style:style style:name="P95" style:family="paragraph" style:parent-style-name="List_20_Heading" style:list-style-name="L3"/>
    <style:style style:name="P96" style:family="paragraph" style:parent-style-name="List_20_Heading" style:list-style-name="L4"/>
    <style:style style:name="P97" style:family="paragraph" style:parent-style-name="List_20_Heading" style:list-style-name="L5"/>
    <style:style style:name="P98" style:family="paragraph" style:parent-style-name="List_20_Heading" style:list-style-name="L6"/>
    <style:style style:name="P99" style:family="paragraph" style:parent-style-name="List_20_Heading" style:list-style-name="L7"/>
    <style:style style:name="P100" style:family="paragraph" style:parent-style-name="List_20_Heading" style:list-style-name="L8"/>
    <style:style style:name="P101" style:family="paragraph" style:parent-style-name="List_20_Heading" style:list-style-name="L9"/>
    <style:style style:name="P102" style:family="paragraph" style:parent-style-name="List_20_Heading" style:list-style-name="L10"/>
    <style:style style:name="P103" style:family="paragraph" style:parent-style-name="List_20_Heading" style:list-style-name="L11"/>
    <style:style style:name="P104" style:family="paragraph" style:parent-style-name="List_20_Heading" style:list-style-name="L12"/>
    <style:style style:name="P105" style:family="paragraph" style:parent-style-name="List_20_Heading" style:list-style-name="L13"/>
    <style:style style:name="P106" style:family="paragraph" style:parent-style-name="List_20_Heading" style:list-style-name="L14"/>
    <style:style style:name="P107" style:family="paragraph" style:parent-style-name="List_20_Heading" style:list-style-name="L15"/>
    <style:style style:name="P108" style:family="paragraph" style:parent-style-name="List_20_Heading" style:list-style-name="L16"/>
    <style:style style:name="P109" style:family="paragraph" style:parent-style-name="List_20_Heading" style:list-style-name="L17"/>
    <style:style style:name="P110" style:family="paragraph" style:parent-style-name="List_20_Heading" style:list-style-name="L18"/>
    <style:style style:name="P111" style:family="paragraph" style:parent-style-name="List_20_Heading" style:list-style-name="L19"/>
    <style:style style:name="P112" style:family="paragraph" style:parent-style-name="List_20_Heading" style:list-style-name="L20"/>
    <style:style style:name="P113" style:family="paragraph" style:parent-style-name="List_20_Heading" style:list-style-name="L21"/>
    <style:style style:name="P114" style:family="paragraph" style:parent-style-name="List_20_Heading" style:list-style-name="L22"/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exactly is it?</text:p>
      <text:p text:style-name="Text_20_body"><text:span text:style-name="Emphasis">Apache Camel</text:span> is a lightweight integration framework which implements all Enterprise Integration patterns.You can easily integrate different applications using the required patterns. </text:p>
      <text:p text:style-name="Text_20_body"><text:span text:style-name="Emphasis">You can use Java, Spring XML, Scala or Groovy. Almost every technology you can imagine is available, for example HTTP, FTP, JMS, EJB, JPA, RMI, JMS, JMX, LDAP, Netty etc.</text:span> </text:p>
      <text:p text:style-name="P1"/>
      <text:p text:style-name="P1">How does it interact with an application written in Java?</text:p>
      <text:p text:style-name="Text_20_body">Camel uses a <text:span text:style-name="Emphasis">Java Domain Specific Language or DSL</text:span> for creating Enterprise Integration Patterns or Routes in a variety of domain-specific languages (DSL) as listed below.</text:p>
      <text:p text:style-name="Text_20_body"><text:span text:style-name="Emphasis">Java DSL</text:span> - A Java based DSL using the fluent builder style.</text:p>
      <text:p text:style-name="Text_20_body">The story of Enterprise Integration Pattern resolves around these concepts : </text:p>
      <text:p text:style-name="Text_20_body"><text:span text:style-name="Emphasis">Message, End Point, Producer, Consumer, Routing, Bus, Transform and Process</text:span>.</text:p>
      <text:p text:style-name="P2"/>
      <text:p text:style-name="P2"/>
      <text:h text:style-name="P89" text:outline-level="4">startRoute</text:h>
      <text:list xml:id="list9217839324519268034" text:style-name="L1">
        <text:list-header>
          <text:p text:style-name="P25"><text:a xlink:type="simple" xlink:href="http://download.oracle.com/javase/7/docs/api/java/lang/Deprecated.html?is-external=true" text:style-name="Internet_20_link" text:visited-style-name="Visited_20_Internet_20_Link">@Deprecated</text:a></text:p>
          <text:p text:style-name="P25">void <text:a xlink:type="simple" xlink:href="https://camel.apache.org/maven/current/camel-core/apidocs/src-html/org/apache/camel/CamelContext.html#line.571" text:style-name="Internet_20_link" text:visited-style-name="Visited_20_Internet_20_Link">startRoute</text:a>(<text:a xlink:type="simple" xlink:href="https://camel.apache.org/maven/current/camel-core/apidocs/org/apache/camel/model/RouteDefinition.html" text:style-name="Internet_20_link" text:visited-style-name="Visited_20_Internet_20_Link">RouteDefinition</text:a> route)</text:p>
          <text:p text:style-name="P33"><text:s text:c="16"/>throws <text:a xlink:type="simple" xlink:href="http://download.oracle.com/javase/7/docs/api/java/lang/Exception.html?is-external=true" text:style-name="Internet_20_link" text:visited-style-name="Visited_20_Internet_20_Link">Exception</text:a></text:p>
          <text:p text:style-name="P6">Deprecated. <text:span text:style-name="T1">favor using </text:span><text:a xlink:type="simple" xlink:href="https://camel.apache.org/maven/current/camel-core/apidocs/org/apache/camel/CamelContext.html#startRoute(java.lang.String)" text:style-name="Internet_20_link" text:visited-style-name="Visited_20_Internet_20_Link"><text:span text:style-name="Source_20_Text"><text:span text:style-name="T1">startRoute(String)</text:span></text:span></text:a></text:p>
          <text:p text:style-name="P6">Starts the given route if it has been previously stopped</text:p>
          <text:p text:style-name="P93">Parameters:</text:p>
          <text:p text:style-name="P55"><text:span text:style-name="Source_20_Text">route</text:span> - the route to start </text:p>
          <text:p text:style-name="P93">Throws: </text:p>
          <text:p text:style-name="P68"><text:a xlink:type="simple" xlink:href="http://download.oracle.com/javase/7/docs/api/java/lang/Exception.html?is-external=true" text:style-name="Internet_20_link" text:visited-style-name="Visited_20_Internet_20_Link"><text:span text:style-name="Source_20_Text">Exception</text:span></text:a> - is thrown if the route could not be started for whatever reason</text:p>
        </text:list-header>
      </text:list>
      <text:h text:style-name="P91" text:outline-level="4">startAllRoutes</text:h>
      <text:list xml:id="list1709645704604119179" text:style-name="L3">
        <text:list-header>
          <text:p text:style-name="P27">void <text:a xlink:type="simple" xlink:href="https://camel.apache.org/maven/current/camel-core/apidocs/src-html/org/apache/camel/CamelContext.html#line.578" text:style-name="Internet_20_link" text:visited-style-name="Visited_20_Internet_20_Link">startAllRoutes</text:a>()</text:p>
          <text:p text:style-name="P35"><text:s text:c="20"/>throws <text:a xlink:type="simple" xlink:href="http://download.oracle.com/javase/7/docs/api/java/lang/Exception.html?is-external=true" text:style-name="Internet_20_link" text:visited-style-name="Visited_20_Internet_20_Link">Exception</text:a></text:p>
          <text:p text:style-name="P8">Starts all the routes which currently is not started.</text:p>
          <text:p text:style-name="P95">Throws: </text:p>
          <text:p text:style-name="P70"><text:a xlink:type="simple" xlink:href="http://download.oracle.com/javase/7/docs/api/java/lang/Exception.html?is-external=true" text:style-name="Internet_20_link" text:visited-style-name="Visited_20_Internet_20_Link"><text:span text:style-name="Source_20_Text">Exception</text:span></text:a> - is thrown if a route could not be started for whatever reason</text:p>
        </text:list-header>
      </text:list>
      <text:h text:style-name="P92" text:outline-level="4">stopRoute</text:h>
      <text:list xml:id="list4974753393552447050" text:style-name="L4">
        <text:list-header>
          <text:p text:style-name="P28"><text:a xlink:type="simple" xlink:href="http://download.oracle.com/javase/7/docs/api/java/lang/Deprecated.html?is-external=true" text:style-name="Internet_20_link" text:visited-style-name="Visited_20_Internet_20_Link">@Deprecated</text:a></text:p>
          <text:p text:style-name="P28">void <text:a xlink:type="simple" xlink:href="https://camel.apache.org/maven/current/camel-core/apidocs/src-html/org/apache/camel/CamelContext.html#line.596" text:style-name="Internet_20_link" text:visited-style-name="Visited_20_Internet_20_Link">stopRoute</text:a>(<text:a xlink:type="simple" xlink:href="https://camel.apache.org/maven/current/camel-core/apidocs/org/apache/camel/model/RouteDefinition.html" text:style-name="Internet_20_link" text:visited-style-name="Visited_20_Internet_20_Link">RouteDefinition</text:a> route)</text:p>
          <text:p text:style-name="P36"><text:s text:c="15"/>throws <text:a xlink:type="simple" xlink:href="http://download.oracle.com/javase/7/docs/api/java/lang/Exception.html?is-external=true" text:style-name="Internet_20_link" text:visited-style-name="Visited_20_Internet_20_Link">Exception</text:a></text:p>
          <text:p text:style-name="P9">Deprecated. <text:span text:style-name="T1">favor using </text:span><text:a xlink:type="simple" xlink:href="https://camel.apache.org/maven/current/camel-core/apidocs/org/apache/camel/CamelContext.html#stopRoute(java.lang.String)" text:style-name="Internet_20_link" text:visited-style-name="Visited_20_Internet_20_Link"><text:span text:style-name="Source_20_Text"><text:span text:style-name="T1">stopRoute(String)</text:span></text:span></text:a></text:p>
          <text:p text:style-name="P9">Stops the given route.</text:p>
          <text:p text:style-name="P96">Parameters:</text:p>
          <text:p text:style-name="P56"><text:span text:style-name="Source_20_Text">route</text:span> - the route to stop </text:p>
          <text:p text:style-name="P96">Throws: </text:p>
          <text:p text:style-name="P71"><text:soft-page-break/><text:a xlink:type="simple" xlink:href="http://download.oracle.com/javase/7/docs/api/java/lang/Exception.html?is-external=true" text:style-name="Internet_20_link" text:visited-style-name="Visited_20_Internet_20_Link"><text:span text:style-name="Source_20_Text">Exception</text:span></text:a> - is thrown if the route could not be stopped for whatever reason</text:p>
        </text:list-header>
      </text:list>
      <text:h text:style-name="P92" text:outline-level="4">getRouteStatus</text:h>
      <text:list xml:id="list2460800723225588234" text:style-name="L5">
        <text:list-header>
          <text:p text:style-name="P37"><text:a xlink:type="simple" xlink:href="https://camel.apache.org/maven/current/camel-core/apidocs/org/apache/camel/ServiceStatus.html" text:style-name="Internet_20_link" text:visited-style-name="Visited_20_Internet_20_Link">ServiceStatus</text:a> <text:a xlink:type="simple" xlink:href="https://camel.apache.org/maven/current/camel-core/apidocs/src-html/org/apache/camel/CamelContext.html#line.725" text:style-name="Internet_20_link" text:visited-style-name="Visited_20_Internet_20_Link">getRouteStatus</text:a>(<text:a xlink:type="simple" xlink:href="http://download.oracle.com/javase/7/docs/api/java/lang/String.html?is-external=true" text:style-name="Internet_20_link" text:visited-style-name="Visited_20_Internet_20_Link">String</text:a> routeId)</text:p>
          <text:p text:style-name="P10">Returns the current status of the given route</text:p>
          <text:p text:style-name="P97">Parameters:</text:p>
          <text:p text:style-name="P57"><text:span text:style-name="Source_20_Text">routeId</text:span> - the route id </text:p>
          <text:p text:style-name="P97">Returns:</text:p>
          <text:p text:style-name="P72">the status for the route</text:p>
        </text:list-header>
      </text:list>
      <text:h text:style-name="P92" text:outline-level="4">getName</text:h>
      <text:list xml:id="list8614200197534260465" text:style-name="L6">
        <text:list-header>
          <text:p text:style-name="P38"><text:a xlink:type="simple" xlink:href="http://download.oracle.com/javase/7/docs/api/java/lang/String.html?is-external=true" text:style-name="Internet_20_link" text:visited-style-name="Visited_20_Internet_20_Link">String</text:a> <text:a xlink:type="simple" xlink:href="https://camel.apache.org/maven/current/camel-core/apidocs/src-html/org/apache/camel/CamelContext.html#line.132" text:style-name="Internet_20_link" text:visited-style-name="Visited_20_Internet_20_Link">getName</text:a>()</text:p>
          <text:p text:style-name="P11">Gets the name (id) of the this context.</text:p>
          <text:p text:style-name="P98">Returns:</text:p>
          <text:p text:style-name="P73">the name</text:p>
        </text:list-header>
      </text:list>
      <text:h text:style-name="P92" text:outline-level="4">getVersion</text:h>
      <text:list xml:id="list6816687837532986098" text:style-name="L7">
        <text:list-header>
          <text:p text:style-name="P39"><text:a xlink:type="simple" xlink:href="http://download.oracle.com/javase/7/docs/api/java/lang/String.html?is-external=true" text:style-name="Internet_20_link" text:visited-style-name="Visited_20_Internet_20_Link">String</text:a> <text:a xlink:type="simple" xlink:href="https://camel.apache.org/maven/current/camel-core/apidocs/src-html/org/apache/camel/CamelContext.html#line.178" text:style-name="Internet_20_link" text:visited-style-name="Visited_20_Internet_20_Link">getVersion</text:a>()</text:p>
          <text:p text:style-name="P12">Gets the version of the this context.</text:p>
          <text:p text:style-name="P99">Returns:</text:p>
          <text:p text:style-name="P74">the version</text:p>
        </text:list-header>
      </text:list>
      <text:h text:style-name="Heading_20_4" text:outline-level="4">getStatus</text:h>
      <text:list xml:id="list7152010886101522993" text:style-name="L9">
        <text:list-header>
          <text:p text:style-name="P41"><text:a xlink:type="simple" xlink:href="https://camel.apache.org/maven/current/camel-core/apidocs/org/apache/camel/ServiceStatus.html" text:style-name="Internet_20_link" text:visited-style-name="Visited_20_Internet_20_Link">ServiceStatus</text:a> <text:a xlink:type="simple" xlink:href="https://camel.apache.org/maven/current/camel-core/apidocs/src-html/org/apache/camel/CamelContext.html#line.185" text:style-name="Internet_20_link" text:visited-style-name="Visited_20_Internet_20_Link">getStatus</text:a>()</text:p>
          <text:p text:style-name="P14">Get the status of this context</text:p>
          <text:p text:style-name="P101">Returns:</text:p>
          <text:p text:style-name="P75">the status</text:p>
        </text:list-header>
      </text:list>
      <text:h text:style-name="Heading_20_4" text:outline-level="4">getUptime</text:h>
      <text:list xml:id="list4490433778323705463" text:style-name="L10">
        <text:list-header>
          <text:p text:style-name="P42"><text:a xlink:type="simple" xlink:href="http://download.oracle.com/javase/7/docs/api/java/lang/String.html?is-external=true" text:style-name="Internet_20_link" text:visited-style-name="Visited_20_Internet_20_Link">String</text:a> <text:a xlink:type="simple" xlink:href="https://camel.apache.org/maven/current/camel-core/apidocs/src-html/org/apache/camel/CamelContext.html#line.192" text:style-name="Internet_20_link" text:visited-style-name="Visited_20_Internet_20_Link">getUptime</text:a>()</text:p>
          <text:p text:style-name="P15">Gets the uptime in a human readable format</text:p>
          <text:p text:style-name="P102">Returns:</text:p>
          <text:p text:style-name="P76">the uptime in days/hours/minutes</text:p>
        </text:list-header>
      </text:list>
      <text:p text:style-name="Text_20_body">https://stackoverflow.com/questions/41237525/camel-scr-component-tries-to-add-component-to-context-twice-if-route-builder-inc</text:p>
      <text:h text:style-name="P92" text:outline-level="4">addComponent</text:h>
      <text:list xml:id="list1231186382140902715" text:style-name="L11">
        <text:list-header>
          <text:p text:style-name="P29">void <text:a xlink:type="simple" xlink:href="https://camel.apache.org/maven/current/camel-core/apidocs/src-html/org/apache/camel/CamelContext.html#line.277" text:style-name="Internet_20_link" text:visited-style-name="Visited_20_Internet_20_Link">addComponent</text:a>(<text:a xlink:type="simple" xlink:href="http://download.oracle.com/javase/7/docs/api/java/lang/String.html?is-external=true" text:style-name="Internet_20_link" text:visited-style-name="Visited_20_Internet_20_Link">String</text:a> componentName,</text:p>
          <text:p text:style-name="P43"><text:s text:c="16"/><text:a xlink:type="simple" xlink:href="https://camel.apache.org/maven/current/camel-core/apidocs/org/apache/camel/Component.html" text:style-name="Internet_20_link" text:visited-style-name="Visited_20_Internet_20_Link">Component</text:a> component)</text:p>
          <text:p text:style-name="P16">Adds a component to the context.</text:p>
          <text:p text:style-name="P103"><text:soft-page-break/>Parameters:</text:p>
          <text:p text:style-name="P58"><text:span text:style-name="Source_20_Text">componentName</text:span> - the name the component is registered as</text:p>
          <text:p text:style-name="P77"><text:span text:style-name="Source_20_Text">component</text:span> - the component</text:p>
        </text:list-header>
      </text:list>
      <text:h text:style-name="Heading_20_4" text:outline-level="4">hasComponent</text:h>
      <text:list xml:id="list7776871744760743059" text:style-name="L14">
        <text:list-header>
          <text:p text:style-name="P46"><text:a xlink:type="simple" xlink:href="https://camel.apache.org/maven/current/camel-core/apidocs/org/apache/camel/Component.html" text:style-name="Internet_20_link" text:visited-style-name="Visited_20_Internet_20_Link">Component</text:a> <text:a xlink:type="simple" xlink:href="https://camel.apache.org/maven/current/camel-core/apidocs/src-html/org/apache/camel/CamelContext.html#line.285" text:style-name="Internet_20_link" text:visited-style-name="Visited_20_Internet_20_Link">hasComponent</text:a>(<text:a xlink:type="simple" xlink:href="http://download.oracle.com/javase/7/docs/api/java/lang/String.html?is-external=true" text:style-name="Internet_20_link" text:visited-style-name="Visited_20_Internet_20_Link">String</text:a> componentName)</text:p>
          <text:p text:style-name="P19">Is the given component already registered?</text:p>
          <text:p text:style-name="P106">Parameters:</text:p>
          <text:p text:style-name="P61"><text:span text:style-name="Source_20_Text">componentName</text:span> - the name of the component </text:p>
          <text:p text:style-name="P106">Returns:</text:p>
          <text:p text:style-name="P80">the registered Component or <text:span text:style-name="Teletype">null</text:span> if not registered</text:p>
        </text:list-header>
      </text:list>
      <text:h text:style-name="Heading_20_4" text:outline-level="4">getComponent</text:h>
      <text:list xml:id="list3206735986137248039" text:style-name="L15">
        <text:list-header>
          <text:p text:style-name="P47"><text:a xlink:type="simple" xlink:href="https://camel.apache.org/maven/current/camel-core/apidocs/org/apache/camel/Component.html" text:style-name="Internet_20_link" text:visited-style-name="Visited_20_Internet_20_Link">Component</text:a> <text:a xlink:type="simple" xlink:href="https://camel.apache.org/maven/current/camel-core/apidocs/src-html/org/apache/camel/CamelContext.html#line.293" text:style-name="Internet_20_link" text:visited-style-name="Visited_20_Internet_20_Link">getComponent</text:a>(<text:a xlink:type="simple" xlink:href="http://download.oracle.com/javase/7/docs/api/java/lang/String.html?is-external=true" text:style-name="Internet_20_link" text:visited-style-name="Visited_20_Internet_20_Link">String</text:a> componentName)</text:p>
          <text:p text:style-name="P20">Gets a component from the context by name.</text:p>
          <text:p text:style-name="P107">Parameters:</text:p>
          <text:p text:style-name="P62"><text:span text:style-name="Source_20_Text">componentName</text:span> - the name of the component </text:p>
          <text:p text:style-name="P107">Returns:</text:p>
          <text:p text:style-name="P81">the component</text:p>
        </text:list-header>
      </text:list>
      <text:h text:style-name="Heading_20_4" text:outline-level="4">removeComponent</text:h>
      <text:list xml:id="list353190961705780902" text:style-name="L16">
        <text:list-header>
          <text:p text:style-name="P48"><text:a xlink:type="simple" xlink:href="https://camel.apache.org/maven/current/camel-core/apidocs/org/apache/camel/Component.html" text:style-name="Internet_20_link" text:visited-style-name="Visited_20_Internet_20_Link">Component</text:a> <text:a xlink:type="simple" xlink:href="https://camel.apache.org/maven/current/camel-core/apidocs/src-html/org/apache/camel/CamelContext.html#line.329" text:style-name="Internet_20_link" text:visited-style-name="Visited_20_Internet_20_Link">removeComponent</text:a>(<text:a xlink:type="simple" xlink:href="http://download.oracle.com/javase/7/docs/api/java/lang/String.html?is-external=true" text:style-name="Internet_20_link" text:visited-style-name="Visited_20_Internet_20_Link">String</text:a> componentName)</text:p>
          <text:p text:style-name="P3">Removes a previously added component. </text:p>
          <text:p text:style-name="P3">The component being removed will be stopped first.</text:p>
          <text:p text:style-name="P108">Parameters:</text:p>
          <text:p text:style-name="P63"><text:span text:style-name="Source_20_Text">componentName</text:span> - the component name to remove </text:p>
          <text:p text:style-name="P108">Returns:</text:p>
          <text:p text:style-name="P82">the previously added component or null if it had not been previously added.</text:p>
        </text:list-header>
      </text:list>
      <text:h text:style-name="Heading_20_4" text:outline-level="4">getComponentNames</text:h>
      <text:list xml:id="list7337764228397519207" text:style-name="L17">
        <text:list-header>
          <text:p text:style-name="P49"><text:a xlink:type="simple" xlink:href="http://download.oracle.com/javase/7/docs/api/java/util/List.html?is-external=true" text:style-name="Internet_20_link" text:visited-style-name="Visited_20_Internet_20_Link">List</text:a>&lt;<text:a xlink:type="simple" xlink:href="http://download.oracle.com/javase/7/docs/api/java/lang/String.html?is-external=true" text:style-name="Internet_20_link" text:visited-style-name="Visited_20_Internet_20_Link">String</text:a>&gt; <text:a xlink:type="simple" xlink:href="https://camel.apache.org/maven/current/camel-core/apidocs/src-html/org/apache/camel/CamelContext.html#line.319" text:style-name="Internet_20_link" text:visited-style-name="Visited_20_Internet_20_Link">getComponentNames</text:a>()</text:p>
          <text:p text:style-name="P21">Gets a readonly list of names of the components currently registered</text:p>
          <text:p text:style-name="P109">Returns:</text:p>
          <text:p text:style-name="P83">a readonly list with the names of the the components</text:p>
        </text:list-header>
      </text:list>
      <text:h text:style-name="Heading_20_4" text:outline-level="4">removeComponent</text:h>
      <text:list xml:id="list7704279075420685233" text:style-name="L18">
        <text:list-header>
          <text:p text:style-name="P50"><text:a xlink:type="simple" xlink:href="https://camel.apache.org/maven/current/camel-core/apidocs/org/apache/camel/Component.html" text:style-name="Internet_20_link" text:visited-style-name="Visited_20_Internet_20_Link">Component</text:a> <text:a xlink:type="simple" xlink:href="https://camel.apache.org/maven/current/camel-core/apidocs/src-html/org/apache/camel/CamelContext.html#line.329" text:style-name="Internet_20_link" text:visited-style-name="Visited_20_Internet_20_Link">removeComponent</text:a>(<text:a xlink:type="simple" xlink:href="http://download.oracle.com/javase/7/docs/api/java/lang/String.html?is-external=true" text:style-name="Internet_20_link" text:visited-style-name="Visited_20_Internet_20_Link">String</text:a> componentName)</text:p>
          <text:p text:style-name="P4">Removes a previously added component. </text:p>
          <text:p text:style-name="P4">The component being removed will be stopped first.</text:p>
          <text:p text:style-name="P110"><text:soft-page-break/>Parameters:</text:p>
          <text:p text:style-name="P64"><text:span text:style-name="Source_20_Text">componentName</text:span> - the component name to remove </text:p>
          <text:p text:style-name="P110">Returns:</text:p>
          <text:p text:style-name="P84">the previously added component or null if it had not been previously added.</text:p>
        </text:list-header>
      </text:list>
      <text:p text:style-name="Text_20_body"><text:a xlink:type="simple" xlink:href="https://camel.465427.n5.nabble.com/Problem-Removing-Endpoints-td5455029.html" text:style-name="Internet_20_link" text:visited-style-name="Visited_20_Internet_20_Link">https://camel.465427.n5.nabble.com/Problem-Removing-Endpoints-td5455029.html</text:a></text:p>
      <text:p text:style-name="Text_20_body">https://stackoverflow.com/questions/9484343/mocking-camel-endpoints-with-spring-configured-camelcontext</text:p>
      <text:h text:style-name="Heading_20_4" text:outline-level="4">addEndpoint</text:h>
      <text:list xml:id="list2326251648844467633" text:style-name="L22">
        <text:list-header>
          <text:p text:style-name="P32"><text:a xlink:type="simple" xlink:href="https://camel.apache.org/maven/current/camel-core/apidocs/org/apache/camel/Endpoint.html" text:style-name="Internet_20_link" text:visited-style-name="Visited_20_Internet_20_Link">Endpoint</text:a> <text:a xlink:type="simple" xlink:href="https://camel.apache.org/maven/current/camel-core/apidocs/src-html/org/apache/camel/CamelContext.html#line.390" text:style-name="Internet_20_link" text:visited-style-name="Visited_20_Internet_20_Link">addEndpoint</text:a>(<text:a xlink:type="simple" xlink:href="http://download.oracle.com/javase/7/docs/api/java/lang/String.html?is-external=true" text:style-name="Internet_20_link" text:visited-style-name="Visited_20_Internet_20_Link">String</text:a> uri,</text:p>
          <text:p text:style-name="P32"><text:s text:c="19"/><text:a xlink:type="simple" xlink:href="https://camel.apache.org/maven/current/camel-core/apidocs/org/apache/camel/Endpoint.html" text:style-name="Internet_20_link" text:visited-style-name="Visited_20_Internet_20_Link">Endpoint</text:a> endpoint)</text:p>
          <text:p text:style-name="P54"><text:s text:c="21"/>throws <text:a xlink:type="simple" xlink:href="http://download.oracle.com/javase/7/docs/api/java/lang/Exception.html?is-external=true" text:style-name="Internet_20_link" text:visited-style-name="Visited_20_Internet_20_Link">Exception</text:a></text:p>
          <text:p text:style-name="P24">Adds the endpoint to the <text:a xlink:type="simple" xlink:href="https://camel.apache.org/maven/current/camel-core/apidocs/org/apache/camel/spi/EndpointRegistry.html" text:style-name="Internet_20_link" text:visited-style-name="Visited_20_Internet_20_Link"><text:span text:style-name="Source_20_Text">EndpointRegistry</text:span></text:a> using the given URI.</text:p>
          <text:p text:style-name="P114">Parameters:</text:p>
          <text:p text:style-name="P67"><text:span text:style-name="Source_20_Text">uri</text:span> - the URI to be used to resolve this endpoint</text:p>
          <text:p text:style-name="P67"><text:span text:style-name="Source_20_Text">endpoint</text:span> - the endpoint to be added to the registry </text:p>
          <text:p text:style-name="P114">Returns:</text:p>
          <text:p text:style-name="P67">the old endpoint that was previously registered or <text:span text:style-name="Teletype">null</text:span> if none was registered </text:p>
          <text:p text:style-name="P114">Throws: </text:p>
          <text:p text:style-name="P88"><text:a xlink:type="simple" xlink:href="http://download.oracle.com/javase/7/docs/api/java/lang/Exception.html?is-external=true" text:style-name="Internet_20_link" text:visited-style-name="Visited_20_Internet_20_Link"><text:span text:style-name="Source_20_Text">Exception</text:span></text:a> - if the new endpoint could not be started or the old endpoint could not be stopped</text:p>
        </text:list-header>
      </text:list>
      <text:p text:style-name="Text_20_body"/>
      <text:h text:style-name="Heading_20_4" text:outline-level="4">removeEndpoints</text:h>
      <text:list xml:id="list1007114808067508569" text:style-name="L19">
        <text:list-header>
          <text:p text:style-name="P30"><text:a xlink:type="simple" xlink:href="http://download.oracle.com/javase/7/docs/api/java/util/Collection.html?is-external=true" text:style-name="Internet_20_link" text:visited-style-name="Visited_20_Internet_20_Link">Collection</text:a>&lt;<text:a xlink:type="simple" xlink:href="https://camel.apache.org/maven/current/camel-core/apidocs/org/apache/camel/Endpoint.html" text:style-name="Internet_20_link" text:visited-style-name="Visited_20_Internet_20_Link">Endpoint</text:a>&gt; <text:a xlink:type="simple" xlink:href="https://camel.apache.org/maven/current/camel-core/apidocs/src-html/org/apache/camel/CamelContext.html#line.412" text:style-name="Internet_20_link" text:visited-style-name="Visited_20_Internet_20_Link">removeEndpoints</text:a>(<text:a xlink:type="simple" xlink:href="http://download.oracle.com/javase/7/docs/api/java/lang/String.html?is-external=true" text:style-name="Internet_20_link" text:visited-style-name="Visited_20_Internet_20_Link">String</text:a> pattern)</text:p>
          <text:p text:style-name="P51"><text:s text:c="37"/>throws <text:a xlink:type="simple" xlink:href="http://download.oracle.com/javase/7/docs/api/java/lang/Exception.html?is-external=true" text:style-name="Internet_20_link" text:visited-style-name="Visited_20_Internet_20_Link">Exception</text:a></text:p>
          <text:p text:style-name="P5">Removes all endpoints with the given URI from the <text:a xlink:type="simple" xlink:href="https://camel.apache.org/maven/current/camel-core/apidocs/org/apache/camel/spi/EndpointRegistry.html" text:style-name="Internet_20_link" text:visited-style-name="Visited_20_Internet_20_Link"><text:span text:style-name="Source_20_Text">EndpointRegistry</text:span></text:a>. </text:p>
          <text:p text:style-name="P5">The endpoints being removed will be stopped first.</text:p>
          <text:p text:style-name="P111">Parameters:</text:p>
          <text:p text:style-name="P65"><text:span text:style-name="Source_20_Text">pattern</text:span> - an uri or pattern to match </text:p>
          <text:p text:style-name="P111">Returns:</text:p>
          <text:p text:style-name="P65">a collection of endpoints removed which could be empty if there are no endpoints found for the given <text:span text:style-name="Teletype">pattern</text:span> </text:p>
          <text:p text:style-name="P111">Throws: </text:p>
          <text:p text:style-name="P65"><text:a xlink:type="simple" xlink:href="http://download.oracle.com/javase/7/docs/api/java/lang/Exception.html?is-external=true" text:style-name="Internet_20_link" text:visited-style-name="Visited_20_Internet_20_Link"><text:span text:style-name="Source_20_Text">Exception</text:span></text:a> - if at least one endpoint could not be stopped</text:p>
          <text:p text:style-name="P111">See Also:</text:p>
          <text:p text:style-name="P85"><text:a xlink:type="simple" xlink:href="https://camel.apache.org/maven/current/camel-core/apidocs/org/apache/camel/util/EndpointHelper.html#matchEndpoint(org.apache.camel.CamelContext,%20java.lang.String,%20java.lang.String)" text:style-name="Internet_20_link" text:visited-style-name="Visited_20_Internet_20_Link"><text:span text:style-name="Source_20_Text">for pattern</text:span></text:a></text:p>
        </text:list-header>
      </text:list>
      <text:h text:style-name="Heading_20_4" text:outline-level="4">getEndpoints</text:h>
      <text:list xml:id="list2644641557659591790" text:style-name="L20">
        <text:list-header>
          <text:p text:style-name="P52"><text:a xlink:type="simple" xlink:href="http://download.oracle.com/javase/7/docs/api/java/util/Collection.html?is-external=true" text:style-name="Internet_20_link" text:visited-style-name="Visited_20_Internet_20_Link">Collection</text:a>&lt;<text:a xlink:type="simple" xlink:href="https://camel.apache.org/maven/current/camel-core/apidocs/org/apache/camel/Endpoint.html" text:style-name="Internet_20_link" text:visited-style-name="Visited_20_Internet_20_Link">Endpoint</text:a>&gt; <text:a xlink:type="simple" xlink:href="https://camel.apache.org/maven/current/camel-core/apidocs/src-html/org/apache/camel/CamelContext.html#line.365" text:style-name="Internet_20_link" text:visited-style-name="Visited_20_Internet_20_Link">getEndpoints</text:a>()</text:p>
          <text:p text:style-name="P22">Returns a new <text:a xlink:type="simple" xlink:href="http://download.oracle.com/javase/7/docs/api/java/util/Collection.html?is-external=true" text:style-name="Internet_20_link" text:visited-style-name="Visited_20_Internet_20_Link"><text:span text:style-name="Source_20_Text">Collection</text:span></text:a> of all of the endpoints from the <text:a xlink:type="simple" xlink:href="https://camel.apache.org/maven/current/camel-core/apidocs/org/apache/camel/spi/EndpointRegistry.html" text:style-name="Internet_20_link" text:visited-style-name="Visited_20_Internet_20_Link"><text:span text:style-name="Source_20_Text">EndpointRegistry</text:span></text:a></text:p>
          <text:p text:style-name="P112">Returns:</text:p>
          <text:p text:style-name="P86">all endpoints</text:p>
        </text:list-header>
      </text:list>
      <text:h text:style-name="Heading_20_4" text:outline-level="4"><text:soft-page-break/>getEndpoint</text:h>
      <text:list xml:id="list6500051354163209344" text:style-name="L21">
        <text:list-header>
          <text:p text:style-name="P31">&lt;T extends <text:a xlink:type="simple" xlink:href="https://camel.apache.org/maven/current/camel-core/apidocs/org/apache/camel/Endpoint.html" text:style-name="Internet_20_link" text:visited-style-name="Visited_20_Internet_20_Link">Endpoint</text:a>&gt; T <text:a xlink:type="simple" xlink:href="https://camel.apache.org/maven/current/camel-core/apidocs/src-html/org/apache/camel/CamelContext.html#line.358" text:style-name="Internet_20_link" text:visited-style-name="Visited_20_Internet_20_Link">getEndpoint</text:a>(<text:a xlink:type="simple" xlink:href="http://download.oracle.com/javase/7/docs/api/java/lang/String.html?is-external=true" text:style-name="Internet_20_link" text:visited-style-name="Visited_20_Internet_20_Link">String</text:a> name,</text:p>
          <text:p text:style-name="P53"><text:s text:c="33"/><text:a xlink:type="simple" xlink:href="http://download.oracle.com/javase/7/docs/api/java/lang/Class.html?is-external=true" text:style-name="Internet_20_link" text:visited-style-name="Visited_20_Internet_20_Link">Class</text:a>&lt;T&gt; endpointType)</text:p>
          <text:p text:style-name="P23">Resolves the given name to an <text:a xlink:type="simple" xlink:href="https://camel.apache.org/maven/current/camel-core/apidocs/org/apache/camel/Endpoint.html" text:style-name="Internet_20_link" text:visited-style-name="Visited_20_Internet_20_Link"><text:span text:style-name="Source_20_Text">Endpoint</text:span></text:a> of the specified type. If the name has a singleton endpoint registered, then the singleton is returned. Otherwise, a new <text:a xlink:type="simple" xlink:href="https://camel.apache.org/maven/current/camel-core/apidocs/org/apache/camel/Endpoint.html" text:style-name="Internet_20_link" text:visited-style-name="Visited_20_Internet_20_Link"><text:span text:style-name="Source_20_Text">Endpoint</text:span></text:a> is created and registered in the <text:a xlink:type="simple" xlink:href="https://camel.apache.org/maven/current/camel-core/apidocs/org/apache/camel/spi/EndpointRegistry.html" text:style-name="Internet_20_link" text:visited-style-name="Visited_20_Internet_20_Link"><text:span text:style-name="Source_20_Text">EndpointRegistry</text:span></text:a>.</text:p>
          <text:p text:style-name="P113">Parameters:</text:p>
          <text:p text:style-name="P66"><text:span text:style-name="Source_20_Text">name</text:span> - the name of the endpoint</text:p>
          <text:p text:style-name="P66"><text:span text:style-name="Source_20_Text">endpointType</text:span> - the expected type </text:p>
          <text:p text:style-name="P113">Returns:</text:p>
          <text:p text:style-name="P87">the endpoint</text:p>
        </text:list-header>
      </text:list>
      <text:p text:style-name="Text_20_body">https://www.programcreek.com/java-api-examples/?api=org.apache.camel.model.rest.RestsDefini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Teletype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7M15S</meta:editing-duration>
    <meta:editing-cycles>26</meta:editing-cycles>
    <meta:generator>OpenOffice/4.1.6$Win32 OpenOffice.org_project/416m1$Build-9790</meta:generator>
    <dc:date>2019-08-07T19:22:22.80</dc:date>
    <meta:document-statistic meta:table-count="0" meta:image-count="0" meta:object-count="0" meta:page-count="5" meta:paragraph-count="146" meta:word-count="832" meta:character-count="5516"/>
    <meta:user-defined meta:name="Info 1"/>
    <meta:user-defined meta:name="Info 2"/>
    <meta:user-defined meta:name="Info 3"/>
    <meta:user-defined meta:name="Info 4"/>
  </office:meta>
</office:document-meta>
</file>